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20000002585C39BAEF.png" manifest:media-type=""/>
  <manifest:file-entry manifest:full-path="Pictures/TablePreview2.svm" manifest:media-type=""/>
  <manifest:file-entry manifest:full-path="Pictures/10000000000003200000025819812F21.png" manifest:media-type=""/>
  <manifest:file-entry manifest:full-path="Pictures/100000000000032000000258EC0B43F6.png" manifest:media-type=""/>
  <manifest:file-entry manifest:full-path="Pictures/100000000000031A00000253D1D2414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lyt-aqua-title">
      <style:graphic-properties draw:auto-grow-height="true" fo:min-height="2.159cm"/>
    </style:style>
    <style:style style:name="pr2" style:family="presentation" style:parent-style-name="lyt-aqua-outline1">
      <style:graphic-properties draw:auto-grow-height="true" fo:min-height="9.831cm"/>
    </style:style>
    <style:style style:name="pr3" style:family="presentation" style:parent-style-name="lyt-aqua-notes">
      <style:graphic-properties draw:fill-color="#ffffff" fo:min-height="13.364cm"/>
    </style:style>
    <style:style style:name="pr4" style:family="presentation" style:parent-style-name="lyt-aqua-outline1">
      <style:graphic-properties draw:auto-grow-height="true" fo:min-height="12.331cm"/>
    </style:style>
    <style:style style:name="pr5" style:family="presentation" style:parent-style-name="lyt-aqua-outline1">
      <style:graphic-properties draw:auto-grow-height="true" fo:min-height="10.51cm"/>
    </style:style>
    <style:style style:name="pr6" style:family="presentation" style:parent-style-name="lyt-aqua-outline1">
      <style:graphic-properties draw:auto-grow-height="true" fo:min-height="7.331cm"/>
    </style:style>
    <style:style style:name="co1" style:family="table-column">
      <style:table-column-properties style:column-width="4.959cm" style:use-optimal-column-width="false"/>
    </style:style>
    <style:style style:name="co2" style:family="table-column">
      <style:table-column-properties style:column-width="19.641cm" style:use-optimal-column-width="false"/>
    </style:style>
    <style:style style:name="co3" style:family="table-column">
      <style:table-column-properties style:column-width="4.98cm" style:use-optimal-column-width="false"/>
    </style:style>
    <style:style style:name="co4" style:family="table-column">
      <style:table-column-properties style:column-width="19.642cm" style:use-optimal-column-width="false"/>
    </style:style>
    <style:style style:name="ro1" style:family="table-row">
      <style:table-row-properties style:row-height="2.394cm"/>
    </style:style>
    <style:style style:name="ro2" style:family="table-row">
      <style:table-row-properties style:row-height="3.105cm"/>
    </style:style>
    <style:style style:name="ro3" style:family="table-row">
      <style:table-row-properties style:row-height="2.395cm"/>
    </style:style>
    <style:style style:name="ce1" style:family="table-cell">
      <style:graphic-properties style:repeat="repeat"/>
      <style:paragraph-properties fo:margin-top="0cm" fo:margin-bottom="0cm" style:line-height-at-least="0.1cm" fo:text-align="justify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P3" style:family="paragraph">
      <style:paragraph-properties fo:margin-top="0cm" fo:margin-bottom="0cm" style:line-height-at-least="0.1cm" fo:text-align="justify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0000" style:font-name="Courier 10 Pitch" fo:font-size="20pt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color="#000080" fo:font-size="24pt" style:font-size-asian="24pt" style:font-size-complex="24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cc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66cc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66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66cc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Seguridad Informática</presentation:header-decl>
      <presentation:footer-decl presentation:name="ftr1">Presentación</presentation:footer-decl>
      <presentation:footer-decl presentation:name="ftr2">IRTIC - Universidad de Valencia</presentation:footer-decl>
      <draw:page draw:name="page1" draw:style-name="dp1" draw:master-page-name="lyt-aqua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5.6cm" svg:height="2.159cm" svg:x="1.358cm" svg:y="1.341cm" presentation:class="title" presentation:user-transformed="true">
          <draw:text-box>
            <text:p text:style-name="P1"><text:span text:style-name="T1">CONTENIDO (I)</text:span></text:p>
          </draw:text-box>
        </draw:frame>
        <draw:frame presentation:style-name="pr2" draw:layer="layout" svg:width="24.599cm" svg:height="9.831cm" svg:x="2cm" svg:y="5.669cm" presentation:class="outline" presentation:user-transformed="true">
          <draw:text-box>
            <text:list text:style-name="L2">
              <text:list-item>
                <text:p><text:span text:style-name="T2">1: Instalación y configuración de bases de datos.</text:span></text:p>
                <text:list>
                  <text:list-item>
                    <text:p><text:span text:style-name="T3">Instalación y configuración de MySQL.</text:span></text:p>
                  </text:list-item>
                  <text:list-item>
                    <text:p><text:span text:style-name="T3">Instalación y configuración de PostgreSQL.</text:span></text:p>
                  </text:list-item>
                </text:list>
              </text:list-item>
              <text:list-item>
                <text:p><text:span text:style-name="T2">2: Instalación y configuración de servidores de aplicaciones.</text:span></text:p>
                <text:list>
                  <text:list-item>
                    <text:p><text:span text:style-name="T3">Instalación y configuración de Glassfish.</text:span></text:p>
                  </text:list-item>
                  <text:list-item>
                    <text:p><text:span text:style-name="T3">Instalación y configuración de JBoss.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5.6cm" svg:height="2.159cm" svg:x="1.358cm" svg:y="1.341cm" presentation:class="title" presentation:user-transformed="true">
          <draw:text-box>
            <text:p text:style-name="P1"><text:span text:style-name="T1">CONTENIDO (II)</text:span></text:p>
          </draw:text-box>
        </draw:frame>
        <draw:frame presentation:style-name="pr4" draw:layer="layout" svg:width="24.599cm" svg:height="12.51cm" svg:x="2cm" svg:y="4.99cm" presentation:class="outline" presentation:user-transformed="true">
          <draw:text-box>
            <text:list text:style-name="L2">
              <text:list-item>
                <text:p><text:span text:style-name="T2">3: Integración de componentes.</text:span></text:p>
                <text:list>
                  <text:list-item>
                    <text:p><text:span text:style-name="T3">Acceso a bases de datos desde servidores de aplicaciones.</text:span></text:p>
                  </text:list-item>
                  <text:list-item>
                    <text:p><text:span text:style-name="T3">Integración de servidores de aplicaciones y servidores Web.</text:span></text:p>
                  </text:list-item>
                </text:list>
              </text:list-item>
              <text:list-item>
                <text:p><text:span text:style-name="T2">4: Configuración avanzada de bases de datos y servidores de aplicaciones.</text:span></text:p>
                <text:list>
                  <text:list-item>
                    <text:p><text:span text:style-name="T3">Clústers de servidores de aplicaciones.</text:span></text:p>
                  </text:list-item>
                  <text:list-item>
                    <text:p><text:span text:style-name="T3">Alta disponibilidad en servidores de aplicaciones.</text:span></text:p>
                  </text:list-item>
                  <text:list-item>
                    <text:p><text:span text:style-name="T3">Alta disponibilidad en bases de datos.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5.6cm" svg:height="2.159cm" svg:x="1.358cm" svg:y="1.341cm" presentation:class="title" presentation:user-transformed="true">
          <draw:text-box>
            <text:p text:style-name="P1"><text:span text:style-name="T1">ENTORNO DE TRABAJO</text:span></text:p>
          </draw:text-box>
        </draw:frame>
        <draw:frame presentation:style-name="pr5" draw:layer="layout" svg:width="24.599cm" svg:height="13.717cm" svg:x="2cm" svg:y="4.283cm" presentation:class="outline" presentation:user-transformed="true">
          <draw:text-box>
            <text:list text:style-name="L2">
              <text:list-item>
                <text:p><text:span text:style-name="T2">Todo el trabajo de la asignatura se realizará sobre una máquina virtual de VMWare.</text:span></text:p>
                <text:list>
                  <text:list-item>
                    <text:p><text:span text:style-name="T3">Podéis descargar el VMWare desde la URL:</text:span></text:p>
                  </text:list-item>
                </text:list>
              </text:list-item>
            </text:list>
            <text:p><text:span text:style-name="T4">https://my.vmware.com/web/vmware/free#desktop_end_user_computing/vmware_player/6_0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5">Existe versiones para Windows y Linux.</text:span></text:p>
                      </text:list-item>
                    </text:list>
                  </text:list-item>
                  <text:list-item>
                    <text:p><text:span text:style-name="T3">La máquina virtual creada para la asignatura la podéis descargar desde la URL:</text:span></text:p>
                  </text:list-item>
                </text:list>
              </text:list-item>
            </text:list>
            <text:p><text:span text:style-name="T4">ftp://mirror.uv.es/pub/Centos-6.5.zip</text:span></text:p>
            <text:list text:continue-numbering="true" text:style-name="L2">
              <text:list-item>
                <text:list>
                  <text:list-item>
                    <text:p><text:span text:style-name="T3">Para utilizar la máquina virtual seguir las instrucciones que se os facilitan en la documentación. 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5.6cm" svg:height="2.159cm" svg:x="1.358cm" svg:y="1.341cm" presentation:class="title" presentation:user-transformed="true">
          <draw:text-box>
            <text:p text:style-name="P1"><text:span text:style-name="T1">EVALUACIÓN</text:span></text:p>
          </draw:text-box>
        </draw:frame>
        <draw:frame presentation:style-name="pr6" draw:layer="layout" svg:width="24.599cm" svg:height="13.009cm" svg:x="2cm" svg:y="4.5cm" presentation:class="outline" presentation:user-transformed="true">
          <draw:text-box>
            <text:list text:style-name="L2">
              <text:list-item>
                <text:p><text:span text:style-name="T2">La calificación se obtiene en función de tres tipos de evaluación:</text:span></text:p>
                <text:list>
                  <text:list-item>
                    <text:p><text:span text:style-name="T3">Evaluación continua (SE1).</text:span></text:p>
                  </text:list-item>
                  <text:list-item>
                    <text:p><text:span text:style-name="T3">Evaluación actividades (SE2).</text:span></text:p>
                  </text:list-item>
                  <text:list-item>
                    <text:p><text:span text:style-name="T3">Evaluación de un examen (SE3)</text:span></text:p>
                  </text:list-item>
                </text:list>
              </text:list-item>
              <text:list-item>
                <text:p><text:span text:style-name="T2">La calificación será:</text:span></text:p>
                <text:list>
                  <text:list-header>
                    <text:p><text:span text:style-name="T6">NOTA = 0,1 * SE1 + 0,9 * SE2</text:span></text:p>
                  </text:list-header>
                </text:list>
                <text:p><text:span text:style-name="T7">SI NOTA &lt; 5,0, entonces se realizará un examen, cuya calificación irá de 0 a 10, y la nota final será:</text:span></text:p>
                <text:list>
                  <text:list-header>
                    <text:p><text:span text:style-name="T6">NOTA = 0,3 * SE2 + 0,7 * SE3</text:span></text:p>
                  </text:list-header>
                </text:list>
              </text:list-item>
            </text:list>
          </draw:text-box>
        </draw:frame>
        <presentation:notes draw:style-name="dp2" presentation:use-header-name="hdr1" presentation:use-footer-name="ftr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5.6cm" svg:height="2.159cm" svg:x="1.358cm" svg:y="1.341cm" presentation:class="title" presentation:user-transformed="true">
          <draw:text-box>
            <text:p text:style-name="P1"><text:span text:style-name="T1">BIBLIOGRAFÍA</text:span></text:p>
          </draw:text-box>
        </draw:frame>
        <draw:frame draw:style-name="standard" draw:layer="layout" svg:width="24.599cm" svg:height="10.286cm" svg:x="2cm" svg:y="3.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8">Referencia b1:</text:span></text:p>
              </table:table-cell>
              <table:table-cell>
                <text:p text:style-name="P3">MySQL administrator's bible [Recurs electrònic] / Sheeri Cabral, Keith Murphy. Indianapolis, Ind. : Wiley Pub., c2009. ISBN: 0470416912</text:p>
              </table:table-cell>
            </table:table-row>
            <table:table-row table:style-name="ro1" table:default-cell-style-name="ce1">
              <table:table-cell>
                <text:p text:style-name="P3"><text:span text:style-name="T8">Referencia b2:</text:span></text:p>
              </table:table-cell>
              <table:table-cell>
                <text:p text:style-name="P3">PostgreSQL [Recurs electrònic] : the comprehensive guide to building, programming, and administering PostgreSQL databases. Indianapolis, Ind. : Sams Pub., c2006. ISBN: 0672327562</text:p>
              </table:table-cell>
            </table:table-row>
            <table:table-row table:style-name="ro1" table:default-cell-style-name="ce1">
              <table:table-cell>
                <text:p text:style-name="P3"><text:span text:style-name="T8">Referencia b3:</text:span></text:p>
              </table:table-cell>
              <table:table-cell>
                <text:p text:style-name="P3">GlassFish administration [Recurs electrònic] : administer and configure the GlassFish v2 application server / Xuekun Kou. Birmingham, U.K. : Packt Pub., c2009. ISBN: 9781847196507</text:p>
              </table:table-cell>
            </table:table-row>
            <table:table-row table:style-name="ro2" table:default-cell-style-name="ce1">
              <table:table-cell>
                <text:p text:style-name="P3"><text:span text:style-name="T8">Referencia b4:</text:span></text:p>
              </table:table-cell>
              <table:table-cell>
                <text:p text:style-name="P3">JBoss AS 7 configuration, deployment, and administration [Recurs electrònic] : build a fully-functional, efficient application server using JBoss AS / Francesco Marchioni. Birmingham, U.K. : Packt Pub., c2011. ISBN: 978184951678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4.621cm" svg:height="5.499cm" svg:x="2cm" svg:y="13.7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3"><text:span text:style-name="T8">Referencia c1:</text:span></text:p>
              </table:table-cell>
              <table:table-cell>
                <text:p text:style-name="P3">MySQL admin cookbook [Recurs electrònic] : 99 great recipes for mastering MySQL configuration and administration / Daniel Schneller, Udo Schwedt. Birmingham, U.K. : Packt Pub., c2010. ISBN: 9781847197979</text:p>
              </table:table-cell>
            </table:table-row>
            <table:table-row table:style-name="ro3" table:default-cell-style-name="ce1">
              <table:table-cell>
                <text:p text:style-name="P3"><text:span text:style-name="T8">Referencia c2:</text:span></text:p>
              </table:table-cell>
              <table:table-cell>
                <text:p text:style-name="P3">JBoss administration and development [Recurs electrònic] / Scott Stark, Marc Fleury, The JBoss Group. Indianapolis, Ind. : Sams, c2002. ISBN: 0672323478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header-name="hdr1" presentation:use-footer-name="ftr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aqua1" xlink:href="Pictures/100000000000031A00000253D1D24142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svg:stroke-width="0.1cm" svg:stroke-color="#000080" draw:marker-start-width="0.35cm" draw:marker-end-width="0.35cm" draw:fill-image-width="0cm" draw:fill-image-height="0cm" draw:shadow="hidden" draw:shadow-offset-x="0.3cm" draw:shadow-offset-y="0.3cm" draw:shadow-color="#808080"/>
      <style:paragraph-properties>
        <style:tab-stops/>
      </style:paragraph-properties>
      <style:text-properties fo:color="#000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 draw:fill-image-width="0cm" draw:fill-image-height="0cm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0066c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66c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66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66cc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fo:color="#000080" style:text-outline="false" style:text-line-through-styl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fill-image-width="0cm" draw:fill-image-height="0cm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0000" style:text-outline="false" style:text-line-through-style="none" style:font-name="Albany" fo:font-family="Albany" style:font-family-generic="roman" style:font-pitch="variable" fo:font-size="48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80099" style:text-outline="false" style:text-line-through-styl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lbany" fo:font-family="Albany" style:font-family-generic="roman" style:font-pitch="variable" fo:font-size="44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bluelinesdark" style:repeat="stretch"/>
    </style:style>
    <style:style style:name="Mdp5" style:family="drawing-page">
      <style:drawing-page-properties draw:background-size="border" draw:fill="bitmap" draw:fill-image-name="bluelines2" draw:fill-image-width="0cm" draw:fill-image-height="0cm"/>
    </style:style>
    <style:style style:name="Mdp6" style:family="drawing-page">
      <style:drawing-page-properties presentation:display-header="tru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textarea-horizontal-align="center" draw:textarea-vertical-align="middle"/>
    </style:style>
    <style:style style:name="Mpr9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6cm" svg:height="2.663cm" svg:x="1.4cm" svg:y="1.337cm" presentation:class="title" presentation:placeholder="true">
        <draw:text-box/>
      </draw:frame>
      <draw:frame presentation:style-name="lyt-aqua-outline1" draw:layer="backgroundobjects" svg:width="24.599cm" svg:height="12.18cm" svg:x="2cm" svg:y="4.752cm" presentation:class="outline" presentation:placeholder="true">
        <draw:text-box/>
      </draw:frame>
      <draw:frame presentation:style-name="Mpr7" draw:text-style-name="MP5" draw:layer="backgroundobjects" svg:width="16.751cm" svg:height="1.448cm" svg:x="0.749cm" svg:y="19.552cm" presentation:class="footer">
        <draw:text-box>
          <text:p text:style-name="MP7"><text:span text:style-name="MT1"/></text:p>
          <text:p text:style-name="MP7"><text:span text:style-name="MT1"><presentation:footer/></text:span></text:p>
        </draw:text-box>
      </draw:frame>
      <draw:frame presentation:style-name="Mpr7" draw:text-style-name="MP6" draw:layer="backgroundobjects" svg:width="3cm" svg:height="1.448cm" svg:x="24cm" svg:y="19.552cm" presentation:class="page-number">
        <draw:text-box>
          <text:p text:style-name="MP6"><text:span text:style-name="MT1"/></text:p>
          <text:p text:style-name="MP6"><text:span text:style-name="MT1"><text:page-number>&lt;número&gt;</text:page-number></text:span></text:p>
        </draw:text-box>
      </draw:frame>
      <draw:line presentation:style-name="Mpr8" draw:text-style-name="MP8" draw:layer="backgroundobjects" svg:x1="1cm" svg:y1="19.462cm" svg:x2="27cm" svg:y2="19.5cm">
        <text:p/>
      </draw:line>
      <draw:frame presentation:style-name="Mpr7" draw:text-style-name="MP1" draw:layer="backgroundobjects" svg:width="10.023cm" svg:height="0.948cm" svg:x="0.977cm" svg:y="0.552cm">
        <draw:text-box>
          <text:p><text:span text:style-name="MT1">Administración de Recursos y Aplicaciones Web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  <style:master-page style:name="lyt-bluelinesgrad" style:page-layout-name="PM1" draw:style-name="Mdp4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11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1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2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3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3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  <style:master-page style:name="lyt-ocean" style:page-layout-name="PM1" draw:style-name="Mdp5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18cm" svg:x="1.4cm" svg:y="6cm" presentation:class="outline" presentation:placeholder="true">
        <draw:text-box/>
      </draw:frame>
      <draw:frame presentation:style-name="Mpr1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sana Pons</meta:initial-creator>
    <meta:creation-date>2012-02-22T14:46:11</meta:creation-date>
    <meta:editing-duration>PT18H38M50S</meta:editing-duration>
    <meta:editing-cycles>96</meta:editing-cycles>
    <dc:date>2014-09-29T16:06:46.835849445</dc:date>
    <dc:creator>Enrique Bonet</dc:creator>
    <meta:generator>LibreOffice/4.1.6.2$Linux_X86_64 LibreOffice_project/410$Build-2</meta:generator>
    <meta:document-statistic meta:object-count="87"/>
  </office:meta>
</office:document-meta>
</file>